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Context.ChainedContext( VelocityEngine velocity , HttpServletRequest request , HttpServletResponse response , ServletContext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text.getTool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inedContext.internalGet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inedContext.ChainedContext( Context ctx , VelocityEngine velocity , HttpServletRequest request , HttpServletResponse response , ServletContext appli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inedContext.setToolbox( Map &lt; String , Object &gt; bo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